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c1f68" officeooo:paragraph-rsid="001c1f68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c1f68" officeooo:paragraph-rsid="001c1f68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3</text:p>
      <text:p text:style-name="P1"/>
      <text:p text:style-name="P1"/>
      <text:p text:style-name="P2">1) <text:span text:style-name="T1">Does ANSI recognize the data type Date?</text:span></text:p>
      <text:p text:style-name="P2">Ans:- <text:span text:style-name="T1">A date can be specified as an ANSI date literal or as an oracle database date value.</text:span></text:p>
      <text:p text:style-name="P2"><text:span text:style-name="T1"/></text:p>
      <text:p text:style-name="P2"><text:span text:style-name="T1"/></text:p>
      <text:p text:style-name="P2">2) <text:span text:style-name="T1">Which subdivision of sql is used to insert values in tables?</text:span></text:p>
      <text:p text:style-name="P2">Ans:- <text:span text:style-name="T1">In sql, command called insert is used to insert values in tabl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4:46:17.931461818</meta:creation-date>
    <dc:date>2024-03-09T14:55:36.505762466</dc:date>
    <meta:editing-duration>PT9M19S</meta:editing-duration>
    <meta:editing-cycles>1</meta:editing-cycles>
    <meta:document-statistic meta:table-count="0" meta:image-count="0" meta:object-count="0" meta:page-count="1" meta:paragraph-count="5" meta:word-count="53" meta:character-count="281" meta:non-whitespace-character-count="233"/>
    <meta:generator>LibreOffice/7.3.7.2$Linux_X86_64 LibreOffice_project/30$Build-2</meta:generator>
  </office:meta>
</office:document-meta>
</file>